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25567287540446535" text:style-name="WWNum1">
        <text:list-header>
          <text:h text:style-name="P4" text:outline-level="1">Molde</text:h>
        </text:list-header>
      </text:list>
      <text:list xml:id="list3164519182846211236" text:style-name="Outline">
        <text:list-item>
          <text:h text:style-name="Heading_20_1" text:outline-level="1">Tutorial</text:h>
        </text:list-item>
      </text:list>
      <text:p text:style-name="Standard"/>
      <text:p text:style-name="Standard">Fecha de Creación: 5-6-2018</text:p>
      <text:p text:style-name="Standard">Idioma:</text:p>
      <text:p text:style-name="P1">Link del curso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dc:creator>Max Meza</dc:creator>
    <meta:editing-cycles>12</meta:editing-cycles>
    <meta:creation-date>2018-03-07T12:45:00</meta:creation-date>
    <dc:date>2018-06-05T15:28:26.02</dc:date>
    <meta:editing-duration>PT39M51S</meta:editing-duration>
    <meta:generator>OpenOffice/4.1.5$Win32 OpenOffice.org_project/415m1$Build-9789</meta:generator>
    <meta:document-statistic meta:table-count="0" meta:image-count="0" meta:object-count="0" meta:page-count="3" meta:paragraph-count="8" meta:word-count="19" meta:character-count="1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